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Dynamic Objects</text:p>
      <text:p text:style-name="P1"/>
      <text:p text:style-name="P1"/>
      <text:p text:style-name="P1">Release Notes</text:p>
      <text:p text:style-name="P1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3">Contents</text:p>
          </text:index-title>
          <text:p text:style-name="P4"><text:s/>1 Releases<text:tab/>3</text:p>
          <text:p text:style-name="P5"><text:s/>1.1 V1.2.0<text:tab/>3</text:p>
          <text:p text:style-name="P5"><text:s/>1.2 V1.1.0<text:tab/>3</text:p>
          <text:p text:style-name="P5"><text:s/>1.3 V1.0.0<text:tab/>3</text:p>
        </text:index-body>
      </text:table-of-content>
      <text:p text:style-name="Standard"/>
      <text:h text:style-name="P2" text:outline-level="1">Releases</text:h>
      <text:h text:style-name="Heading_20_2" text:outline-level="2">V1.2.0</text:h>
      <text:p text:style-name="Text_20_body"/>
      <text:p text:style-name="Text_20_body">Date: 16.02.2014</text:p>
      <text:p text:style-name="Text_20_body">Type: Release</text:p>
      <text:p text:style-name="Text_20_body"/>
      <text:p text:style-name="Text_20_body">Includes Components</text:p>
      <text:list xml:id="list33306212" text:style-name="L1">
        <text:list-item>
          <text:p text:style-name="P6">OS.Toolbox.DynamicObjects.dll<text:tab/><text:tab/>1.1.00014.04701</text:p>
        </text:list-item>
      </text:list>
      <text:p text:style-name="Text_20_body"/>
      <text:p text:style-name="Text_20_body">New Features</text:p>
      <text:list xml:id="list33325892" text:style-name="L4">
        <text:list-item>
          <text:p text:style-name="P9">Dynamic Table</text:p>
          <text:list>
            <text:list-item>
              <text:p text:style-name="P9">DataTable export and import</text:p>
              <text:p text:style-name="P9"/>
            </text:list-item>
          </text:list>
        </text:list-item>
      </text:list>
      <text:h text:style-name="Heading_20_2" text:outline-level="2">V1.1.0</text:h>
      <text:p text:style-name="Text_20_body"/>
      <text:p text:style-name="Text_20_body">Date: 13.04.2013</text:p>
      <text:p text:style-name="Text_20_body">Type: Release</text:p>
      <text:p text:style-name="Text_20_body"/>
      <text:p text:style-name="Text_20_body">Includes Components</text:p>
      <text:list xml:id="list33337085" text:continue-list="list33306212" text:style-name="L1">
        <text:list-item>
          <text:p text:style-name="P6">OS.Toolbox.DynamicObjects.dll<text:tab/><text:tab/>1.1.00013.10301</text:p>
        </text:list-item>
      </text:list>
      <text:p text:style-name="Text_20_body"/>
      <text:p text:style-name="Text_20_body">New Features</text:p>
      <text:list xml:id="list33296455" text:style-name="L2">
        <text:list-item>
          <text:p text:style-name="P7">ExpandoObjectSerializer</text:p>
          <text:list>
            <text:list-item>
              <text:p text:style-name="P7">CSV export and import</text:p>
            </text:list-item>
            <text:list-item>
              <text:p text:style-name="P7">XML export and import</text:p>
            </text:list-item>
          </text:list>
        </text:list-item>
        <text:list-item>
          <text:p text:style-name="P7">Dynamic Table</text:p>
          <text:list>
            <text:list-item>
              <text:p text:style-name="P7">XML export and import</text:p>
              <text:p text:style-name="P7"/>
            </text:list-item>
          </text:list>
        </text:list-item>
      </text:list>
      <text:h text:style-name="Heading_20_2" text:outline-level="2">V1.0.0</text:h>
      <text:p text:style-name="Text_20_body"/>
      <text:p text:style-name="Text_20_body">Date: 24.02.2013</text:p>
      <text:p text:style-name="Text_20_body">Type: Release</text:p>
      <text:p text:style-name="Text_20_body"/>
      <text:p text:style-name="Text_20_body"><text:soft-page-break/>Includes Components</text:p>
      <text:list xml:id="list33327860" text:continue-list="list33337085" text:style-name="L1">
        <text:list-item>
          <text:p text:style-name="P6">OS.Toolbox.DynamicObjects.dll<text:tab/><text:tab/>1.0.00013.05501</text:p>
        </text:list-item>
      </text:list>
      <text:p text:style-name="Text_20_body"/>
      <text:p text:style-name="Text_20_body">New Features</text:p>
      <text:list xml:id="list33298269" text:style-name="L3">
        <text:list-item>
          <text:p text:style-name="P8">Dynamic Table</text:p>
          <text:list>
            <text:list-item>
              <text:p text:style-name="P8">Creation of a table</text:p>
            </text:list-item>
            <text:list-item>
              <text:p text:style-name="P8">Set and get row and columns</text:p>
            </text:list-item>
            <text:list-item>
              <text:p text:style-name="P8">Export to CSV</text:p>
            </text:list-item>
            <text:list-item>
              <text:p text:style-name="P8">Import from CSV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1M22S</meta:editing-duration>
    <meta:editing-cycles>7</meta:editing-cycles>
    <meta:generator>OpenOffice.org/3.2$Win32 OpenOffice.org_project/320m12$Build-9483</meta:generator>
    <dc:date>2014-02-16T13:17:20.42</dc:date>
    <meta:document-statistic meta:table-count="0" meta:image-count="0" meta:object-count="0" meta:page-count="4" meta:paragraph-count="38" meta:word-count="109" meta:character-count="691"/>
    <meta:user-defined meta:name="Info 1"/>
    <meta:user-defined meta:name="Info 2"/>
    <meta:user-defined meta:name="Info 3"/>
    <meta:user-defined meta:name="Info 4"/>
  </office:meta>
</office:document-meta>
</file>